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7.001cm" style:rel-column-width="3969*"/>
    </style:style>
    <style:style style:name="Table1.B" style:family="table-column">
      <style:table-column-properties style:column-width="8.073cm" style:rel-column-width="4577*"/>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74cm" table:align="margins" style:writing-mode="lr-tb"/>
    </style:style>
    <style:style style:name="Table2.A" style:family="table-column">
      <style:table-column-properties style:column-width="6.994cm" style:rel-column-width="3965*"/>
    </style:style>
    <style:style style:name="Table2.B" style:family="table-column">
      <style:table-column-properties style:column-width="8.08cm" style:rel-column-width="4581*"/>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074cm" table:align="margins" style:writing-mode="lr-tb"/>
    </style:style>
    <style:style style:name="Table3.A" style:family="table-column">
      <style:table-column-properties style:column-width="6.985cm" style:rel-column-width="3960*"/>
    </style:style>
    <style:style style:name="Table3.B" style:family="table-column">
      <style:table-column-properties style:column-width="8.089cm" style:rel-column-width="4586*"/>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5.074cm" table:align="margins" style:writing-mode="lr-tb"/>
    </style:style>
    <style:style style:name="Table4.A" style:family="table-column">
      <style:table-column-properties style:column-width="6.99cm" style:rel-column-width="3963*"/>
    </style:style>
    <style:style style:name="Table4.B" style:family="table-column">
      <style:table-column-properties style:column-width="8.084cm" style:rel-column-width="4583*"/>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1.005cm" style:keep-together="true" fo:keep-together="auto"/>
    </style:style>
    <style:style style:name="Table4.3" style:family="table-row">
      <style:table-row-properties style:min-row-height="1.004cm" style:keep-together="true" fo:keep-together="auto"/>
    </style:style>
    <style:style style:name="Table5" style:family="table">
      <style:table-properties style:width="15.074cm" table:align="margins" style:writing-mode="lr-tb"/>
    </style:style>
    <style:style style:name="Table5.A" style:family="table-column">
      <style:table-column-properties style:column-width="6.99cm" style:rel-column-width="3963*"/>
    </style:style>
    <style:style style:name="Table5.B" style:family="table-column">
      <style:table-column-properties style:column-width="8.084cm" style:rel-column-width="4583*"/>
    </style:style>
    <style:style style:name="Table5.1" style:family="table-row">
      <style:table-row-properties style:keep-together="false" fo:keep-together="always"/>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74cm" table:align="margins" style:writing-mode="lr-tb"/>
    </style:style>
    <style:style style:name="Table6.A" style:family="table-column">
      <style:table-column-properties style:column-width="6.99cm" style:rel-column-width="3963*"/>
    </style:style>
    <style:style style:name="Table6.B" style:family="table-column">
      <style:table-column-properties style:column-width="8.084cm" style:rel-column-width="4583*"/>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style:min-row-height="1.004cm" style:keep-together="true" fo:keep-together="auto"/>
    </style:style>
    <style:style style:name="Table7" style:family="table">
      <style:table-properties style:width="15.074cm" table:align="margins" style:shadow="none" style:writing-mode="lr-tb"/>
    </style:style>
    <style:style style:name="Table7.A" style:family="table-column">
      <style:table-column-properties style:column-width="6.99cm" style:rel-column-width="3963*"/>
    </style:style>
    <style:style style:name="Table7.B" style:family="table-column">
      <style:table-column-properties style:column-width="8.084cm" style:rel-column-width="4583*"/>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1.004cm" style:keep-together="true" fo:keep-together="auto"/>
    </style:style>
    <style:style style:name="P1" style:family="paragraph" style:parent-style-name="Header">
      <style:text-properties fo:language="en" fo:country="GB"/>
    </style:style>
    <style:style style:name="P2" style:family="paragraph" style:parent-style-name="Standard">
      <style:paragraph-properties>
        <style:tab-stops>
          <style:tab-stop style:position="0.776cm"/>
          <style:tab-stop style:position="15.222cm" style:type="right" style:leader-style="dotted" style:leader-text="."/>
        </style:tab-stops>
      </style:paragraph-properties>
    </style:style>
    <style:style style:name="P3" style:family="paragraph" style:parent-style-name="Standard">
      <style:paragraph-properties style:snap-to-layout-grid="false"/>
    </style:style>
    <style:style style:name="P4" style:family="paragraph" style:parent-style-name="Text_20_body">
      <style:text-properties fo:language="en" fo:country="GB"/>
    </style:style>
    <style:style style:name="P5" style:family="paragraph" style:parent-style-name="Contents_20_1">
      <style:paragraph-properties>
        <style:tab-stops>
          <style:tab-stop style:position="15.24cm" style:type="right" style:leader-style="dotted" style:leader-text="."/>
        </style:tab-stops>
      </style:paragraph-properties>
    </style:style>
    <style:style style:name="P6" style:family="paragraph" style:parent-style-name="Contents_20_2">
      <style:paragraph-properties>
        <style:tab-stops>
          <style:tab-stop style:position="15.24cm" style:type="right" style:leader-style="dotted" style:leader-text="."/>
        </style:tab-stops>
      </style:paragraph-properties>
    </style:style>
    <style:style style:name="P7" style:family="paragraph" style:parent-style-name="Code">
      <style:text-properties style:font-name-asian="Consolas"/>
    </style:style>
    <style:style style:name="P8" style:family="paragraph" style:parent-style-name="Code">
      <style:text-properties fo:language="da" fo:country="DK" style:font-name-asian="Consolas"/>
    </style:style>
    <style:style style:name="P9" style:family="paragraph" style:parent-style-name="Code">
      <style:paragraph-properties fo:margin-left="0cm" fo:margin-right="0cm" fo:text-indent="1.27cm" style:auto-text-indent="false"/>
      <style:text-properties fo:language="da" fo:country="DK"/>
    </style:style>
    <style:style style:name="P10" style:family="paragraph" style:parent-style-name="ForsideKunstSkrift" style:master-page-name="MPF0">
      <style:paragraph-properties style:page-number="auto"/>
    </style:style>
    <style:style style:name="P11" style:family="paragraph">
      <style:paragraph-properties style:writing-mode="lr-tb"/>
    </style:style>
    <style:style style:name="T1" style:family="text">
      <style:text-properties style:font-name-asian="Cambria" style:font-name-complex="Cambria"/>
    </style:style>
    <style:style style:name="T2" style:family="text">
      <style:text-properties style:font-name-complex="Calibri"/>
    </style:style>
    <style:style style:name="T3" style:family="text">
      <style:text-properties style:font-name-asian="Consolas"/>
    </style:style>
    <style:style style:name="T4" style:family="text">
      <style:text-properties fo:font-weight="bold" style:font-weight-asian="bold" style:font-weight-complex="bold"/>
    </style:style>
    <style:style style:name="T5" style:family="text">
      <style:text-properties fo:language="en" fo:country="GB"/>
    </style:style>
    <style:style style:name="T6" style:family="text">
      <style:text-properties fo:font-size="10pt" fo:language="en" fo:country="GB" style:font-size-asian="10pt" style:font-name-complex="Calibri" style:font-size-complex="10pt"/>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2"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24"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25"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26"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27"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28"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29"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30"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31"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32"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33"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34"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35"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36"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37"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38"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39"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40"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41"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42"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ForsideKunstSkrift"/>
      <text:p text:style-name="Title"><text:title>CPR Broker</text:title></text:p>
      <text:p text:style-name="Subtitle"><text:subject>Return codes</text:subject></text:p>
      <text:p text:style-name="ForsideKunstSkrift"/>
      <text:p text:style-name="ForsideKunstSkrift"/>
      <text:p text:style-name="Standard"/>
      <text:p text:style-name="P4"><draw:g text:anchor-type="as-char" svg:y="0cm" draw:z-index="6" draw:name="Group 3" draw:style-name="gr21"><draw:g draw:name="Group 4" draw:style-name="gr2"><draw:custom-shape draw:name="AutoShape 5" draw:style-name="gr22" draw:text-style-name="P11"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23" draw:text-style-name="P11"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24" draw:text-style-name="P11"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25" draw:text-style-name="P11"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26" draw:text-style-name="P11"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27" draw:text-style-name="P11"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28" draw:text-style-name="P11"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29" draw:text-style-name="P11"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30" draw:text-style-name="P11"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31" draw:text-style-name="P11"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32" draw:text-style-name="P11"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33" draw:text-style-name="P11"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34" draw:text-style-name="P11"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35" draw:text-style-name="P11"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25" draw:text-style-name="P11"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36" draw:text-style-name="P11"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37" draw:text-style-name="P11"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38" draw:text-style-name="P11"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39" draw:text-style-name="P11"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40" draw:text-style-name="P11"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41" draw:text-style-name="P11"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42" draw:text-style-name="P11"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6">© Copyright </text:span></text:span><text:span text:style-name="Default_20_Paragraph_20_Font"><text:span text:style-name="T6"><text:date style:data-style-name="N5108" text:date-value="2012-01-17T16:31:21.34">2012</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text:a xlink:type="simple" xlink:href="#__RefHeading__1_1567338355">1 Overall description<text:tab/>3</text:a></text:p>
          <text:p text:style-name="P5"><text:a xlink:type="simple" xlink:href="#__RefHeading__3_1567338355">2 Details<text:tab/>4</text:a></text:p>
          <text:p text:style-name="P6"><text:a xlink:type="simple" xlink:href="#__RefHeading__5_1567338355">2.1 200 (OK)<text:tab/>4</text:a></text:p>
          <text:p text:style-name="P6"><text:a xlink:type="simple" xlink:href="#__RefHeading__7_1567338355">2.2 206 (partial success)<text:tab/>4</text:a></text:p>
          <text:p text:style-name="P6"><text:a xlink:type="simple" xlink:href="#__RefHeading__9_1567338355">2.3 400 (Bad request)<text:tab/>4</text:a></text:p>
          <text:p text:style-name="P6"><text:a xlink:type="simple" xlink:href="#__RefHeading__11_1567338355">2.4 500 (Unspecified)<text:tab/>5</text:a></text:p>
          <text:p text:style-name="P6"><text:a xlink:type="simple" xlink:href="#__RefHeading__13_1567338355">2.5 503 (data source unavailable)<text:tab/>5</text:a></text:p>
          <text:p text:style-name="P6"><text:a xlink:type="simple" xlink:href="#__RefHeading__15_1567338355">2.6 501 (Not implemented)<text:tab/>6</text:a></text:p>
          <text:p text:style-name="P6"><text:a xlink:type="simple" xlink:href="#__RefHeading__17_1567338355">2.7 404 (Not found)<text:tab/>6</text:a></text:p>
        </text:index-body>
      </text:table-of-content>
      <text:p text:style-name="P2"/>
      <text:h text:style-name="Heading_20_1" text:outline-level="1"><text:bookmark text:name="__RefHeading__1_1567338355"/>Overall<text:span text:style-name="T1"> </text:span>description<text:bookmark-end text:name="__RefHeading__1_1567338355"/></text:h>
      <text:p text:style-name="Text_20_body">All<text:span text:style-name="T2"> </text:span>CPR<text:span text:style-name="T2"> </text:span>broker<text:span text:style-name="T2"> </text:span>web<text:span text:style-name="T2"> </text:span>service<text:span text:style-name="T2"> </text:span>calls<text:span text:style-name="T2"> </text:span>return<text:span text:style-name="T2"> </text:span>an<text:span text:style-name="T2"> </text:span>object<text:span text:style-name="T2"> </text:span>that<text:span text:style-name="T2"> </text:span>contains<text:span text:style-name="T2"> </text:span>an<text:span text:style-name="T2"> </text:span>element<text:span text:style-name="T2"> </text:span>of<text:span text:style-name="T2"> </text:span>type<text:span text:style-name="T2"> </text:span>StandardReturType<text:span text:style-name="T2">. </text:span>This<text:span text:style-name="T2"> </text:span>object<text:span text:style-name="T2"> </text:span>contains<text:span text:style-name="T2"> </text:span>human<text:span text:style-name="T2"> </text:span>readable<text:span text:style-name="T2"> </text:span>information<text:span text:style-name="T2"> </text:span>about<text:span text:style-name="T2"> </text:span>the<text:span text:style-name="T2"> </text:span>status<text:span text:style-name="T2"> </text:span>of<text:span text:style-name="T2"> </text:span>the<text:span text:style-name="T2"> </text:span>returned<text:span text:style-name="T2"> </text:span>result<text:span text:style-name="T2">. </text:span>It<text:span text:style-name="T2"> </text:span>is<text:span text:style-name="T2"> </text:span>defined<text:span text:style-name="T2"> </text:span>like<text:span text:style-name="T2"> </text:span>this<text:span text:style-name="T2">:</text:span></text:p>
      <text:p text:style-name="Code">public<text:span text:style-name="T3"> </text:span>partial<text:span text:style-name="T3"> </text:span>class<text:span text:style-name="T3"> </text:span>StandardReturType</text:p>
      <text:p text:style-name="P7">{</text:p>
      <text:p text:style-name="P9">public<text:span text:style-name="T3"> </text:span>string<text:span text:style-name="T3"> </text:span>StatusKode<text:span text:style-name="T3">;</text:span></text:p>
      <text:p text:style-name="P9">public<text:span text:style-name="T3"> </text:span>string<text:span text:style-name="T3"> </text:span>FejlbeskedTekst<text:span text:style-name="T3">;</text:span></text:p>
      <text:p text:style-name="P8">}</text:p>
      <text:p text:style-name="Text_20_body"/>
      <text:p text:style-name="Text_20_body">The<text:span text:style-name="T2"> </text:span>StatusKode<text:span text:style-name="T2"> </text:span>element<text:span text:style-name="T2"> </text:span>will<text:span text:style-name="T2"> </text:span>contain<text:span text:style-name="T2"> </text:span>a<text:span text:style-name="T2"> </text:span>string<text:span text:style-name="T2"> </text:span>with<text:span text:style-name="T2"> </text:span>a<text:span text:style-name="T2"> </text:span>numeric<text:span text:style-name="T2"> </text:span>code<text:span text:style-name="T2">. </text:span>The<text:span text:style-name="T2"> </text:span>codes<text:span text:style-name="T2"> </text:span>have<text:span text:style-name="T2"> </text:span>been<text:span text:style-name="T2"> </text:span>derived<text:span text:style-name="T2"> </text:span>from<text:span text:style-name="T2"> </text:span>standard<text:span text:style-name="T2"> </text:span>HTTP<text:span text:style-name="T2"> </text:span>status<text:span text:style-name="T2"> </text:span>codes<text:span text:style-name="T2">.</text:span></text:p>
      <text:p text:style-name="Text_20_body">The<text:span text:style-name="T2"> </text:span>FejlbeskedTekst<text:span text:style-name="T2"> </text:span>element<text:span text:style-name="T2"> </text:span>will<text:span text:style-name="T2"> </text:span>contain<text:span text:style-name="T2"> </text:span>extra<text:span text:style-name="T2"> </text:span>information<text:span text:style-name="T2">, </text:span>basically<text:span text:style-name="T2"> </text:span>about<text:span text:style-name="T2"> </text:span>the<text:span text:style-name="T2"> </text:span>source<text:span text:style-name="T2"> </text:span>of<text:span text:style-name="T2"> </text:span>the<text:span text:style-name="T2"> </text:span>error<text:span text:style-name="T2">.</text:span></text:p>
      <text:h text:style-name="Heading_20_1" text:outline-level="1"><text:bookmark text:name="__RefHeading__3_1567338355"/>Details<text:bookmark-end text:name="__RefHeading__3_1567338355"/></text:h>
      <text:p text:style-name="Text_20_body">This<text:span text:style-name="T2"> </text:span>section<text:span text:style-name="T2"> </text:span>describes<text:span text:style-name="T2"> </text:span>the<text:span text:style-name="T2"> </text:span>various<text:span text:style-name="T2"> </text:span>return<text:span text:style-name="T2"> </text:span>codes<text:span text:style-name="T2"> </text:span>and<text:span text:style-name="T2"> </text:span>text<text:span text:style-name="T2">. </text:span>Any<text:span text:style-name="T2"> </text:span>text<text:span text:style-name="T2"> </text:span>surrounded<text:span text:style-name="T2"> </text:span>with<text:span text:style-name="T2"> &lt;&gt; w</text:span>ill<text:span text:style-name="T2"> </text:span>be<text:span text:style-name="T2"> </text:span>replaced<text:span text:style-name="T2"> </text:span>with<text:span text:style-name="T2"> </text:span>an<text:span text:style-name="T2"> </text:span>actual<text:span text:style-name="T2"> </text:span>value<text:span text:style-name="T2"> </text:span>at<text:span text:style-name="T2"> </text:span>runtime<text:span text:style-name="T2">. </text:span>For<text:span text:style-name="T2"> </text:span>example<text:span text:style-name="T2"> : &lt;</text:span>name<text:span text:style-name="T2">&gt; </text:span>can<text:span text:style-name="T2"> </text:span>actually<text:span text:style-name="T2"> </text:span>be<text:span text:style-name="T2"> 1234</text:span></text:p>
      <text:h text:style-name="Heading_20_2" text:outline-level="2"><text:bookmark text:name="__RefHeading__5_1567338355"/><text:span text:style-name="T1">200 (</text:span>OK<text:span text:style-name="T1">)</text:span><text:bookmark-end text:name="__RefHeading__5_1567338355"/></text:h>
      <table:table table:name="Table1" table:style-name="Table1">
        <table:table-column table:style-name="Table1.A"/>
        <table:table-column table:style-name="Table1.B"/>
        <table:table-row table:style-name="Table1.1">
          <table:table-cell table:style-name="Table1.A1" office:value-type="string">
            <text:p text:style-name="Table_20_Heading">FejlbeskedTekst</text:p>
          </table:table-cell>
          <table:table-cell table:style-name="Table1.B1" office:value-type="string">
            <text:p text:style-name="Table_20_Heading">Comment</text:p>
          </table:table-cell>
        </table:table-row>
        <table:table-row table:style-name="Table1.1">
          <table:table-cell table:style-name="Table1.A1" office:value-type="string">
            <text:p text:style-name="Table_20_Contents">OK</text:p>
          </table:table-cell>
          <table:table-cell table:style-name="Table1.B1" office:value-type="string">
            <text:p text:style-name="Table_20_Contents">The<text:span text:style-name="T2"> </text:span>operation<text:span text:style-name="T2"> </text:span>has<text:span text:style-name="T2"> </text:span>succeeded<text:span text:style-name="T2"> </text:span>without<text:span text:style-name="T2"> </text:span>problems<text:span text:style-name="T2">.</text:span></text:p>
          </table:table-cell>
        </table:table-row>
      </table:table>
      <text:h text:style-name="Heading_20_2" text:outline-level="2"><text:bookmark text:name="__RefHeading__7_1567338355"/><text:span text:style-name="T1">206 (</text:span>partial<text:span text:style-name="T1"> </text:span>success<text:span text:style-name="T1">)</text:span><text:bookmark-end text:name="__RefHeading__7_1567338355"/></text:h>
      <table:table table:name="Table2" table:style-name="Table2">
        <table:table-column table:style-name="Table2.A"/>
        <table:table-column table:style-name="Table2.B"/>
        <table:table-row table:style-name="Table2.1">
          <table:table-cell table:style-name="Table2.A1" office:value-type="string">
            <text:p text:style-name="Table_20_Heading">FejlbeskedTekst</text:p>
          </table:table-cell>
          <table:table-cell table:style-name="Table2.B1" office:value-type="string">
            <text:p text:style-name="Table_20_Heading">Comment</text:p>
          </table:table-cell>
        </table:table-row>
        <table:table-row table:style-name="Table2.1">
          <table:table-cell table:style-name="Table2.A1" office:value-type="string">
            <text:p text:style-name="Table_20_Contents">Partial<text:span text:style-name="T2"> </text:span>success<text:span text:style-name="T2">. </text:span>Failed<text:span text:style-name="T2"> = &lt;</text:span>Error<text:span text:style-name="T2"> </text:span>reason<text:span text:style-name="T2"> 1&gt;: &lt;</text:span>uuid<text:span text:style-name="T2">1,</text:span>uuid<text:span text:style-name="T2">1,…&gt;;&lt;</text:span>Error<text:span text:style-name="T2"> </text:span>reason<text:span text:style-name="T2"> 2&gt; : &lt;</text:span>uuid<text:span text:style-name="T2">3,</text:span>uuid<text:span text:style-name="T2">4,…&gt;</text:span></text:p>
          </table:table-cell>
          <table:table-cell table:style-name="Table2.B1" office:value-type="string">
            <text:p text:style-name="Table_20_Contents">The<text:span text:style-name="T2"> </text:span>operation<text:span text:style-name="T2"> </text:span>has<text:span text:style-name="T2"> </text:span>succeeded<text:span text:style-name="T2"> </text:span>only<text:span text:style-name="T2"> </text:span>partially<text:span text:style-name="T2">. </text:span>This<text:span text:style-name="T2"> </text:span>applies<text:span text:style-name="T2"> </text:span>only<text:span text:style-name="T2"> </text:span>to<text:span text:style-name="T2"> </text:span>List<text:span text:style-name="T2"> </text:span>operation<text:span text:style-name="T2"> </text:span>at<text:span text:style-name="T2"> </text:span>the<text:span text:style-name="T2"> </text:span>moment<text:span text:style-name="T2">. </text:span>Possible<text:span text:style-name="T2"> </text:span>error<text:span text:style-name="T2"> </text:span>reasons<text:span text:style-name="T2"> </text:span>are<text:span text:style-name="T2"> “</text:span>Unknown<text:span text:style-name="T2"> </text:span>UUID<text:span text:style-name="T2">” </text:span>and<text:span text:style-name="T2"> “</text:span>Data<text:span text:style-name="T2"> </text:span>provider<text:span text:style-name="T2"> </text:span>failed<text:span text:style-name="T2">”.</text:span></text:p>
          </table:table-cell>
        </table:table-row>
      </table:table>
      <text:h text:style-name="Heading_20_2" text:outline-level="2"><text:bookmark text:name="__RefHeading__9_1567338355"/><text:span text:style-name="T1">400 (</text:span>Bad<text:span text:style-name="T1"> </text:span>request<text:span text:style-name="T1">)</text:span><text:bookmark-end text:name="__RefHeading__9_1567338355"/></text:h>
      <table:table table:name="Table3" table:style-name="Table3">
        <table:table-column table:style-name="Table3.A"/>
        <table:table-column table:style-name="Table3.B"/>
        <table:table-header-rows>
          <table:table-row table:style-name="Table3.1">
            <table:table-cell table:style-name="Table3.A1" office:value-type="string">
              <text:p text:style-name="Table_20_Heading">FejlbeskedTekst</text:p>
            </table:table-cell>
            <table:table-cell table:style-name="Table3.B1" office:value-type="string">
              <text:p text:style-name="Table_20_Heading">Comment</text:p>
            </table:table-cell>
          </table:table-row>
        </table:table-header-rows>
        <table:table-row table:style-name="Table3.1">
          <table:table-cell table:style-name="Table3.A1" office:value-type="string">
            <text:p text:style-name="Table_20_Contents">Input<text:span text:style-name="T2"> </text:span>cannot<text:span text:style-name="T2"> </text:span>be<text:span text:style-name="T2"> </text:span>null</text:p>
          </table:table-cell>
          <table:table-cell table:style-name="Table3.B1" office:value-type="string">
            <text:p text:style-name="Table_20_Contents">The<text:span text:style-name="T2"> </text:span>main<text:span text:style-name="T2"> </text:span>input<text:span text:style-name="T2"> </text:span>element<text:span text:style-name="T2"> </text:span>was<text:span text:style-name="T2"> </text:span>null<text:span text:style-name="T2">.</text:span></text:p>
          </table:table-cell>
        </table:table-row>
        <table:table-row table:style-name="Table3.1">
          <table:table-cell table:style-name="Table3.A1" office:value-type="string">
            <text:p text:style-name="Table_20_Contents">Input<text:span text:style-name="T2"> </text:span>cannot<text:span text:style-name="T2"> </text:span>be<text:span text:style-name="T2"> </text:span>null<text:span text:style-name="T2">:&lt;</text:span>elementName<text:span text:style-name="T2">&gt;</text:span></text:p>
          </table:table-cell>
          <table:table-cell table:style-name="Table3.B1" office:value-type="string">
            <text:p text:style-name="Table_20_Contents">The<text:span text:style-name="T2"> </text:span>element<text:span text:style-name="T2"> &lt;</text:span>elementName<text:span text:style-name="T2">&gt; </text:span>was<text:span text:style-name="T2"> </text:span>null</text:p>
          </table:table-cell>
        </table:table-row>
        <table:table-row table:style-name="Table3.1">
          <table:table-cell table:style-name="Table3.A1" table:number-rows-spanned="2" office:value-type="string">
            <text:p text:style-name="Table_20_Contents">Unknown<text:span text:style-name="T2">: &lt;</text:span>objectName<text:span text:style-name="T2">&gt;</text:span></text:p>
          </table:table-cell>
          <table:table-cell table:style-name="Table3.B1" office:value-type="string">
            <text:p text:style-name="Table_20_Contents">Typically<text:span text:style-name="T2"> </text:span>used<text:span text:style-name="T2"> </text:span>when<text:span text:style-name="T2"> </text:span>a<text:span text:style-name="T2"> </text:span>channel<text:span text:style-name="T2"> </text:span>type<text:span text:style-name="T2"> </text:span>passed<text:span text:style-name="T2"> </text:span>to<text:span text:style-name="T2"> </text:span>Subscribe<text:span text:style-name="T2"> </text:span>or<text:span text:style-name="T2"> </text:span>SubscribeOnBirthdate<text:span text:style-name="T2"> </text:span>is<text:span text:style-name="T2"> </text:span>unknown<text:span text:style-name="T2">. </text:span></text:p>
          </table:table-cell>
        </table:table-row>
        <table:table-row table:style-name="Table3.1">
          <table:covered-table-cell/>
          <table:table-cell table:style-name="Table3.B1" office:value-type="string">
            <text:p text:style-name="Table_20_Contents">The<text:span text:style-name="T2"> </text:span>type<text:span text:style-name="T2"> </text:span>specified<text:span text:style-name="T2"> </text:span>for<text:span text:style-name="T2"> </text:span>a<text:span text:style-name="T2"> </text:span>data<text:span text:style-name="T2"> </text:span>provider<text:span text:style-name="T2"> (</text:span>in<text:span text:style-name="T2"> </text:span>SetDataProviders<text:span text:style-name="T2">) </text:span>is<text:span text:style-name="T2"> </text:span>unknown</text:p>
          </table:table-cell>
        </table:table-row>
        <table:table-row table:style-name="Table3.1">
          <table:table-cell table:style-name="Table3.A1" office:value-type="string">
            <text:p text:style-name="Table_20_Contents">Unknown<text:span text:style-name="T2"> </text:span>AppToken<text:span text:style-name="T2">: &lt;</text:span>token<text:span text:style-name="T2">&gt;</text:span></text:p>
          </table:table-cell>
          <table:table-cell table:style-name="Table3.B1" office:value-type="string">
            <text:p text:style-name="Table_20_Contents">When<text:span text:style-name="T2"> </text:span>the<text:span text:style-name="T2"> </text:span>target<text:span text:style-name="T2"> </text:span>app<text:span text:style-name="T2"> </text:span>token<text:span text:style-name="T2"> </text:span>passed<text:span text:style-name="T2"> </text:span>to<text:span text:style-name="T2"> </text:span>UnRegisterApp<text:span text:style-name="T2"> </text:span>or<text:span text:style-name="T2"> </text:span>ApproveAppRegistration<text:span text:style-name="T2"> </text:span>is<text:span text:style-name="T2"> </text:span>unknown</text:p>
          </table:table-cell>
        </table:table-row>
        <table:table-row table:style-name="Table3.1">
          <table:table-cell table:style-name="Table3.A1" office:value-type="string">
            <text:p text:style-name="Table_20_Contents">Value<text:span text:style-name="T2"> "&lt;</text:span>value<text:span text:style-name="T2">&gt;" </text:span>is<text:span text:style-name="T2"> </text:span>out<text:span text:style-name="T2"> </text:span>of<text:span text:style-name="T2"> </text:span>valid<text:span text:style-name="T2"> </text:span>range</text:p>
          </table:table-cell>
          <table:table-cell table:style-name="Table3.B1" office:value-type="string">
            <text:p text:style-name="Table_20_Contents">Value<text:span text:style-name="T2"> </text:span>out<text:span text:style-name="T2"> </text:span>of<text:span text:style-name="T2"> </text:span>range<text:span text:style-name="T2">. </text:span>Used<text:span text:style-name="T2"> </text:span>only<text:span text:style-name="T2"> </text:span>in<text:span text:style-name="T2"> </text:span>internal<text:span text:style-name="T2"> </text:span>methods<text:span text:style-name="T2"> </text:span>used<text:span text:style-name="T2"> </text:span>for<text:span text:style-name="T2"> </text:span>communication<text:span text:style-name="T2"> </text:span>with<text:span text:style-name="T2"> </text:span>event<text:span text:style-name="T2"> </text:span>broker<text:span text:style-name="T2">( </text:span>GetPersonBirthdates<text:span text:style-name="T2"> </text:span>and<text:span text:style-name="T2"> </text:span>DequeueDataChangeEvents<text:span text:style-name="T2">)</text:span></text:p>
          </table:table-cell>
        </table:table-row>
        <table:table-row table:style-name="Table3.1">
          <table:table-cell table:style-name="Table3.A1" office:value-type="string">
            <text:p text:style-name="Table_20_Contents">Value<text:span text:style-name="T2"> "&lt;</text:span>value<text:span text:style-name="T2">&gt;" </text:span>for<text:span text:style-name="T2"> "&lt;</text:span>paramName<text:span text:style-name="T2">&gt;" </text:span>is<text:span text:style-name="T2"> </text:span>out<text:span text:style-name="T2"> </text:span>of<text:span text:style-name="T2"> </text:span>valid<text:span text:style-name="T2"> </text:span>range</text:p>
          </table:table-cell>
          <table:table-cell table:style-name="Table3.B1" office:value-type="string">
            <text:p text:style-name="Table_20_Contents">Used<text:span text:style-name="T2"> </text:span>in<text:span text:style-name="T2"> </text:span>Search<text:span text:style-name="T2"> </text:span>method<text:span text:style-name="T2"> </text:span>validation<text:span text:style-name="T2"> </text:span>of<text:span text:style-name="T2"> </text:span>parameters<text:span text:style-name="T2"> </text:span>MaksimalAntalKvantitet<text:span text:style-name="T2"> </text:span>and<text:span text:style-name="T2"> </text:span>FoersteResultatReference</text:p>
          </table:table-cell>
        </table:table-row>
        <table:table-row table:style-name="Table3.1">
          <table:table-cell table:style-name="Table3.A1" office:value-type="string">
            <text:p text:style-name="Table_20_Contents">Invalid<text:span text:style-name="T2"> </text:span>application<text:span text:style-name="T2"> </text:span>token<text:span text:style-name="T2">: &lt;</text:span>token<text:span text:style-name="T2">&gt;</text:span></text:p>
          </table:table-cell>
          <table:table-cell table:style-name="Table3.B1" office:value-type="string">
            <text:p text:style-name="Table_20_Contents">The<text:span text:style-name="T2"> </text:span>application<text:span text:style-name="T2"> </text:span>token<text:span text:style-name="T2"> </text:span>passed<text:span text:style-name="T2"> </text:span>in<text:span text:style-name="T2"> </text:span>the<text:span text:style-name="T2"> </text:span>ApplicationHeader<text:span text:style-name="T2"> </text:span>is<text:span text:style-name="T2"> </text:span>invalid</text:p>
          </table:table-cell>
        </table:table-row>
        <table:table-row table:style-name="Table3.1">
          <table:table-cell table:style-name="Table3.A1" office:value-type="string">
            <text:p text:style-name="Table_20_Contents"><text:span text:style-name="T2">&lt;</text:span>uuid<text:span text:style-name="T2">1,</text:span>uuid<text:span text:style-name="T2">2,</text:span>uuid<text:span text:style-name="T2">3,…&gt;</text:span></text:p>
          </table:table-cell>
          <table:table-cell table:style-name="Table3.B1" office:value-type="string">
            <text:p text:style-name="Table_20_Contents">Malformed<text:span text:style-name="T2"> </text:span>UUIDs<text:span text:style-name="T2"> </text:span>passed<text:span text:style-name="T2"> </text:span>to<text:span text:style-name="T2"> </text:span>List<text:span text:style-name="T2">.</text:span></text:p>
          </table:table-cell>
        </table:table-row>
        <table:table-row table:style-name="Table3.1">
          <table:table-cell table:style-name="Table3.A1" office:value-type="string">
            <text:p text:style-name="Table_20_Contents">Invalid<text:span text:style-name="T2"> </text:span>UUID<text:span text:style-name="T2">: &lt;</text:span>uuid<text:span text:style-name="T2">&gt;</text:span></text:p>
          </table:table-cell>
          <table:table-cell table:style-name="Table3.B1" office:value-type="string">
            <text:p text:style-name="Table_20_Contents">Malformed<text:span text:style-name="T2"> </text:span>UUID<text:span text:style-name="T2"> </text:span>passed<text:span text:style-name="T2"> </text:span>to<text:span text:style-name="T2"> </text:span>Read<text:span text:style-name="T2">, </text:span>RefreshRead<text:span text:style-name="T2"> </text:span>or<text:span text:style-name="T2"> </text:span>Search</text:p>
          </table:table-cell>
        </table:table-row>
        <table:table-row table:style-name="Table3.1">
          <table:table-cell table:style-name="Table3.A1" office:value-type="string">
            <text:p text:style-name="Table_20_Contents">Invalid<text:span text:style-name="T2"> </text:span>CPR<text:span text:style-name="T2"> </text:span>number<text:span text:style-name="T2">: &lt;</text:span>cprNumber<text:span text:style-name="T2">&gt;</text:span></text:p>
          </table:table-cell>
          <table:table-cell table:style-name="Table3.B1" office:value-type="string">
            <text:p text:style-name="Table_20_Contents">Malformed<text:span text:style-name="T2"> </text:span>CPR<text:span text:style-name="T2"> </text:span>number<text:span text:style-name="T2"> </text:span>passed<text:span text:style-name="T2"> </text:span>to<text:span text:style-name="T2"> </text:span>GetUuid</text:p>
          </table:table-cell>
        </table:table-row>
        <table:table-row table:style-name="Table3.1">
          <table:table-cell table:style-name="Table3.A1" office:value-type="string">
            <text:p text:style-name="Table_20_Contents">Invalid<text:span text:style-name="T2"> &lt;</text:span>name<text:span text:style-name="T2">&gt;: &lt;</text:span>value<text:span text:style-name="T2">&gt;</text:span></text:p>
          </table:table-cell>
          <table:table-cell table:style-name="Table3.B1" office:value-type="string">
            <text:p text:style-name="Table_20_Contents">Invalid<text:span text:style-name="T2"> </text:span>value<text:span text:style-name="T2"> </text:span>specified<text:span text:style-name="T2"> </text:span>for<text:span text:style-name="T2"> </text:span>element<text:span text:style-name="T2"> &lt;</text:span>name<text:span text:style-name="T2">&gt;. </text:span>Used<text:span text:style-name="T2"> </text:span>with<text:span text:style-name="T2"> </text:span>MaksimalAntalKvantitet<text:span text:style-name="T2"> </text:span>and<text:span text:style-name="T2"> </text:span>FoersteResultatReference<text:span text:style-name="T2"> </text:span>in<text:span text:style-name="T2"> </text:span>Search</text:p>
          </table:table-cell>
        </table:table-row>
        <text:soft-page-break/>
        <table:table-row table:style-name="Table3.1">
          <table:table-cell table:style-name="Table3.A1" office:value-type="string">
            <text:p text:style-name="Table_20_Contents">Malformed<text:span text:style-name="T2"> </text:span>XML</text:p>
          </table:table-cell>
          <table:table-cell table:style-name="Table3.B1" office:value-type="string">
            <text:p text:style-name="Table_20_Contents">The<text:span text:style-name="T2"> </text:span>input<text:span text:style-name="T2"> </text:span>XML<text:span text:style-name="T2"> </text:span>is<text:span text:style-name="T2"> </text:span>not<text:span text:style-name="T2"> </text:span>well<text:span text:style-name="T2"> </text:span>formed</text:p>
          </table:table-cell>
        </table:table-row>
        <table:table-row table:style-name="Table3.1">
          <table:table-cell table:style-name="Table3.A1" office:value-type="string">
            <text:p text:style-name="Table_20_Contents"><text:span text:style-name="T2">&lt;</text:span>exceptionMessage<text:span text:style-name="T2">&gt;</text:span></text:p>
          </table:table-cell>
          <table:table-cell table:style-name="Table3.B1" office:value-type="string">
            <text:p text:style-name="Table_20_Contents">The<text:span text:style-name="T2"> </text:span>input<text:span text:style-name="T2"> </text:span>XML<text:span text:style-name="T2"> </text:span>was<text:span text:style-name="T2"> </text:span>unreadable</text:p>
          </table:table-cell>
        </table:table-row>
        <table:table-row table:style-name="Table3.1">
          <table:table-cell table:style-name="Table3.A1" office:value-type="string">
            <text:p text:style-name="Table_20_Contents">ApplicationName<text:span text:style-name="T2"> '&lt;</text:span>appName<text:span text:style-name="T2">&gt;' </text:span>already<text:span text:style-name="T2"> </text:span>exists</text:p>
          </table:table-cell>
          <table:table-cell table:style-name="Table3.B1" office:value-type="string">
            <text:p text:style-name="Table_20_Contents">Attempted<text:span text:style-name="T2"> </text:span>to<text:span text:style-name="T2"> </text:span>call<text:span text:style-name="T2"> </text:span>RequestAppRegistration<text:span text:style-name="T2"> </text:span>with<text:span text:style-name="T2"> </text:span>a<text:span text:style-name="T2"> </text:span>name<text:span text:style-name="T2"> </text:span>that<text:span text:style-name="T2"> </text:span>already<text:span text:style-name="T2"> </text:span>exists<text:span text:style-name="T2">.</text:span></text:p>
          </table:table-cell>
        </table:table-row>
        <table:table-row table:style-name="Table3.1">
          <table:table-cell table:style-name="Table3.A1" office:value-type="string">
            <text:p text:style-name="Table_20_Contents">Unreachable<text:span text:style-name="T2"> </text:span>channel</text:p>
          </table:table-cell>
          <table:table-cell table:style-name="Table3.B1" office:value-type="string">
            <text:p text:style-name="Table_20_Contents">The<text:span text:style-name="T2"> </text:span>channel<text:span text:style-name="T2"> </text:span>passed<text:span text:style-name="T2"> </text:span>to<text:span text:style-name="T2"> </text:span>Subscribe<text:span text:style-name="T2"> </text:span>or<text:span text:style-name="T2"> </text:span>SubscribeOnBirthdate<text:span text:style-name="T2"> </text:span>could<text:span text:style-name="T2"> </text:span>not<text:span text:style-name="T2"> </text:span>be<text:span text:style-name="T2"> </text:span>reached</text:p>
          </table:table-cell>
        </table:table-row>
      </table:table>
      <text:h text:style-name="Heading_20_2" text:outline-level="2"><text:bookmark text:name="__RefHeading__11_1567338355"/><text:span text:style-name="T1">500 (</text:span>Unspecified<text:span text:style-name="T1">)</text:span><text:bookmark-end text:name="__RefHeading__11_1567338355"/></text:h>
      <table:table table:name="Table4" table:style-name="Table4">
        <table:table-column table:style-name="Table4.A"/>
        <table:table-column table:style-name="Table4.B"/>
        <table:table-row table:style-name="Table4.1">
          <table:table-cell table:style-name="Table4.A1" office:value-type="string">
            <text:p text:style-name="Table_20_Heading">FejlbeskedTekst</text:p>
          </table:table-cell>
          <table:table-cell table:style-name="Table4.B1" office:value-type="string">
            <text:p text:style-name="Table_20_Heading">Comment</text:p>
          </table:table-cell>
        </table:table-row>
        <table:table-row table:style-name="Table4.2">
          <table:table-cell table:style-name="Table4.A1" office:value-type="string">
            <text:p text:style-name="Table_20_Contents">UNSPECIFIED</text:p>
          </table:table-cell>
          <table:table-cell table:style-name="Table4.B1" office:value-type="string">
            <text:p text:style-name="Table_20_Contents">Unexpected<text:span text:style-name="T2"> </text:span>exception<text:span text:style-name="T2"> </text:span>occurred<text:span text:style-name="T2"> </text:span>in<text:span text:style-name="T2"> </text:span>the<text:span text:style-name="T2"> </text:span>overall<text:span text:style-name="T2"> </text:span>logic</text:p>
          </table:table-cell>
        </table:table-row>
        <table:table-row table:style-name="Table4.3">
          <table:table-cell table:style-name="Table4.A1" office:value-type="string">
            <text:p text:style-name="Table_20_Contents">Validation<text:span text:style-name="T2"> </text:span>failed</text:p>
          </table:table-cell>
          <table:table-cell table:style-name="Table4.B1" office:value-type="string">
            <text:p text:style-name="Table_20_Contents">Unexpected<text:span text:style-name="T2"> </text:span>exception<text:span text:style-name="T2"> </text:span>occurred<text:span text:style-name="T2"> </text:span>while<text:span text:style-name="T2"> </text:span>validating<text:span text:style-name="T2"> </text:span>the<text:span text:style-name="T2"> </text:span>result</text:p>
          </table:table-cell>
        </table:table-row>
        <table:table-row table:style-name="Table4.3">
          <table:table-cell table:style-name="Table4.A1" office:value-type="string">
            <text:p text:style-name="Table_20_Contents">Aggregation<text:span text:style-name="T2"> </text:span>failed</text:p>
          </table:table-cell>
          <table:table-cell table:style-name="Table4.B1" office:value-type="string">
            <text:p text:style-name="Table_20_Contents">Unexpected<text:span text:style-name="T2"> </text:span>exception<text:span text:style-name="T2"> </text:span>occurred<text:span text:style-name="T2"> </text:span>while<text:span text:style-name="T2"> </text:span>aggregating<text:span text:style-name="T2"> </text:span>the<text:span text:style-name="T2"> </text:span>final<text:span text:style-name="T2"> </text:span>result<text:span text:style-name="T2"> </text:span>of<text:span text:style-name="T2"> </text:span>the<text:span text:style-name="T2"> </text:span>operation<text:span text:style-name="T2"> </text:span>from<text:span text:style-name="T2"> </text:span>its<text:span text:style-name="T2"> </text:span>sub<text:span text:style-name="T2"> </text:span>components</text:p>
          </table:table-cell>
        </table:table-row>
      </table:table>
      <text:h text:style-name="Heading_20_2" text:outline-level="2"><text:bookmark text:name="__RefHeading__13_1567338355"/><text:span text:style-name="T1">503 (</text:span>data<text:span text:style-name="T1"> </text:span>source<text:span text:style-name="T1"> </text:span>unavailable<text:span text:style-name="T1">)</text:span><text:bookmark-end text:name="__RefHeading__13_1567338355"/></text:h>
      <table:table table:name="Table5" table:style-name="Table5">
        <table:table-column table:style-name="Table5.A"/>
        <table:table-column table:style-name="Table5.B"/>
        <table:table-row table:style-name="Table5.1">
          <table:table-cell table:style-name="Table5.A1" office:value-type="string">
            <text:p text:style-name="Table_20_Heading">FejlbeskedTekst</text:p>
          </table:table-cell>
          <table:table-cell table:style-name="Table5.B1" office:value-type="string">
            <text:p text:style-name="Table_20_Heading">Comment</text:p>
          </table:table-cell>
        </table:table-row>
        <table:table-row table:style-name="Table5.1">
          <table:table-cell table:style-name="Table5.A1" table:number-rows-spanned="3" office:value-type="string">
            <text:p text:style-name="Table_20_Contents">DATASOURCE<text:span text:style-name="T2">_</text:span>UNAVAILABLE</text:p>
          </table:table-cell>
          <table:table-cell table:style-name="Table5.B1" office:value-type="string">
            <text:p text:style-name="Table_20_Contents">No<text:span text:style-name="T2"> </text:span>suitable<text:span text:style-name="T2"> </text:span>data<text:span text:style-name="T2"> </text:span>providers<text:span text:style-name="T2"> </text:span>were<text:span text:style-name="T2"> </text:span>found<text:span text:style-name="T2"> </text:span>to<text:span text:style-name="T2"> </text:span>implement<text:span text:style-name="T2"> </text:span>the<text:span text:style-name="T2"> </text:span>request</text:p>
          </table:table-cell>
        </table:table-row>
        <table:table-row table:style-name="Table5.1">
          <table:covered-table-cell/>
          <table:table-cell table:style-name="Table5.B1" office:value-type="string">
            <text:p text:style-name="Table_20_Contents">All<text:span text:style-name="T2"> </text:span>available<text:span text:style-name="T2"> </text:span>data<text:span text:style-name="T2"> </text:span>providers<text:span text:style-name="T2"> </text:span>have<text:span text:style-name="T2"> </text:span>failed<text:span text:style-name="T2"> </text:span>to<text:span text:style-name="T2"> </text:span>implement<text:span text:style-name="T2"> </text:span>the<text:span text:style-name="T2"> </text:span>request</text:p>
          </table:table-cell>
        </table:table-row>
        <table:table-row table:style-name="Table5.1">
          <table:covered-table-cell/>
          <table:table-cell table:style-name="Table5.B1" office:value-type="string">
            <text:p text:style-name="Table_20_Contents">For<text:span text:style-name="T2"> </text:span>List<text:span text:style-name="T2"> </text:span>operation<text:span text:style-name="T2">: </text:span>All<text:span text:style-name="T2"> </text:span>input<text:span text:style-name="T2"> </text:span>UUIDs<text:span text:style-name="T2"> </text:span>were<text:span text:style-name="T2"> </text:span>either<text:span text:style-name="T2"> </text:span>unmapped<text:span text:style-name="T2"> </text:span>to<text:span text:style-name="T2"> </text:span>Cpr<text:span text:style-name="T2"> </text:span>numbers<text:span text:style-name="T2"> </text:span>or<text:span text:style-name="T2"> </text:span>no<text:span text:style-name="T2"> </text:span>data<text:span text:style-name="T2"> </text:span>found<text:span text:style-name="T2"> </text:span>for<text:span text:style-name="T2"> </text:span>all<text:span text:style-name="T2"> </text:span>of<text:span text:style-name="T2"> </text:span>them</text:p>
          </table:table-cell>
        </table:table-row>
      </table:table>
      <text:h text:style-name="Heading_20_2" text:outline-level="2"><text:bookmark text:name="__RefHeading__15_1567338355"/><text:span text:style-name="T1">501 (</text:span>Not<text:span text:style-name="T1"> </text:span>implemented<text:span text:style-name="T1">)</text:span><text:bookmark-end text:name="__RefHeading__15_1567338355"/></text:h>
      <table:table table:name="Table6" table:style-name="Table6">
        <table:table-column table:style-name="Table6.A"/>
        <table:table-column table:style-name="Table6.B"/>
        <table:table-row table:style-name="Table6.1">
          <table:table-cell table:style-name="Table6.A1" office:value-type="string">
            <text:p text:style-name="Table_20_Heading">FejlbeskedTekst</text:p>
          </table:table-cell>
          <table:table-cell table:style-name="Table6.B1" office:value-type="string">
            <text:p text:style-name="Table_20_Heading">Comment</text:p>
          </table:table-cell>
        </table:table-row>
        <table:table-row table:style-name="Table6.2">
          <table:table-cell table:style-name="Table6.A1" office:value-type="string">
            <text:p text:style-name="Table_20_Contents"><text:span text:style-name="T2">&lt;</text:span>name<text:span text:style-name="T2">&gt;</text:span></text:p>
          </table:table-cell>
          <table:table-cell table:style-name="Table6.B1" office:value-type="string">
            <text:p text:style-name="Table_20_Contents">The<text:span text:style-name="T2"> </text:span>named<text:span text:style-name="T2"> </text:span>object<text:span text:style-name="T2"> </text:span>is<text:span text:style-name="T2"> </text:span>not<text:span text:style-name="T2"> </text:span>implemented<text:span text:style-name="T2">. </text:span>Typically<text:span text:style-name="T2"> </text:span>means<text:span text:style-name="T2"> </text:span>that<text:span text:style-name="T2"> </text:span>calling<text:span text:style-name="T2"> </text:span>Search<text:span text:style-name="T2">() </text:span>for<text:span text:style-name="T2"> </text:span>the<text:span text:style-name="T2"> </text:span>field<text:span text:style-name="T2"> </text:span>named<text:span text:style-name="T2"> &lt;</text:span>name<text:span text:style-name="T2">&gt; </text:span>is<text:span text:style-name="T2"> </text:span>not<text:span text:style-name="T2"> </text:span>implemented</text:p>
          </table:table-cell>
        </table:table-row>
      </table:table>
      <text:h text:style-name="Heading_20_2" text:outline-level="2"><text:bookmark text:name="__RefHeading__17_1567338355"/><text:span text:style-name="T1">404 (</text:span>Not<text:span text:style-name="T1"> </text:span>found<text:span text:style-name="T1">)</text:span><text:bookmark-end text:name="__RefHeading__17_1567338355"/></text:h>
      <table:table table:name="Table7" table:style-name="Table7">
        <table:table-column table:style-name="Table7.A"/>
        <table:table-column table:style-name="Table7.B"/>
        <table:table-row table:style-name="Table7.1">
          <table:table-cell table:style-name="Table7.A1" office:value-type="string">
            <text:p text:style-name="Table_20_Heading">FejlbeskedTekst</text:p>
          </table:table-cell>
          <table:table-cell table:style-name="Table7.B1" office:value-type="string">
            <text:p text:style-name="Table_20_Heading">Comment</text:p>
          </table:table-cell>
        </table:table-row>
        <table:table-row table:style-name="Table7.2">
          <table:table-cell table:style-name="Table7.A1" office:value-type="string">
            <text:p text:style-name="Table_20_Contents">NotificationChannel<text:span text:style-name="T2"> </text:span>unreachable</text:p>
          </table:table-cell>
          <table:table-cell table:style-name="Table7.B1" office:value-type="string">
            <text:p text:style-name="Table_20_Contents">The<text:span text:style-name="T2"> </text:span>notification<text:span text:style-name="T2"> </text:span>channel<text:span text:style-name="T2"> </text:span>given<text:span text:style-name="T2"> </text:span>to<text:span text:style-name="T2"> </text:span>create<text:span text:style-name="T2"> </text:span>a<text:span text:style-name="T2"> </text:span>subscription<text:span text:style-name="T2"> (</text:span>using<text:span text:style-name="T2"> </text:span>Subscribe<text:span text:style-name="T2"> </text:span>or<text:span text:style-name="T2"> </text:span>SubscribeOnBirthdate<text:span text:style-name="T2">) </text:span>was<text:span text:style-name="T2"> </text:span>unreachabl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Code" style:family="paragraph" style:parent-style-name="Text_20_body">
      <style:paragraph-properties fo:margin-top="0cm" fo:margin-bottom="0cm"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WW8Num2z0" style:family="text">
      <style:text-properties style:font-name="Calibri" style:font-name-asian="Calibri" style:font-name-complex="Aria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1" style:font-name-complex="Courier New1"/>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1" style:font-name-complex="Courier New1"/>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1" style:font-name-complex="Courier New1"/>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1" style:font-name-complex="Courier New1"/>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1"/>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1"/>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1"/>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6</text:page-number></text:span></text:span></text:p>
      </style:footer>
    </style:master-page>
    <style:master-page style:name="MPF0" style:page-layout-name="Mpm4" style:next-style-name="MP1"/>
    <style:master-page style:name="MP1" style:page-layout-name="Mpm5" style:next-style-name="MP2">
      <style:header>
        <text:p text:style-name="MP1"><draw:g text:anchor-type="paragraph" draw:z-index="1"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g text:anchor-type="paragraph" draw:z-index="4"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Details</text:chapter></text:p>
      </style:header>
      <style:footer>
        <text:p text:style-name="Footer"><text:span text:style-name="MT1"><text:title>CPR Broker</text:title></text:span><text:span text:style-name="MT1"><text:tab/><text:tab/></text:span><text:span text:style-name="Paginering"><text:span text:style-name="MT1"><text:page-number text:select-page="current">5</text:page-number></text:span></text:span></text:p>
      </style:footer>
    </style:master-page>
    <style:master-page style:name="MP3" style:page-layout-name="Mpm7">
      <style:header>
        <text:p text:style-name="MP1"><draw:g text:anchor-type="paragraph" draw:z-index="5"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PR Broker</dc:title>
    <meta:initial-creator>Beemen Beshara</meta:initial-creator>
    <meta:creation-date>2011-11-29T14:05:00</meta:creation-date>
    <dc:creator>Beemen Beshara</dc:creator>
    <dc:date>2012-01-17T16:31:19.75</dc:date>
    <meta:editing-cycles>16</meta:editing-cycles>
    <meta:editing-duration>PT4H15M5S</meta:editing-duration>
    <meta:generator>LibreOffice/3.4$Win32 LibreOffice_project/340m1$Build-103</meta:generator>
    <dc:subject>Return codes</dc:subject>
    <meta:document-statistic meta:table-count="7" meta:image-count="0" meta:object-count="0" meta:page-count="5" meta:paragraph-count="0" meta:word-count="578" meta:character-count="3946" meta:non-whitespace-character-count="3464"/>
    <meta:user-defined meta:name="Info 1"/>
    <meta:user-defined meta:name="Info 2"/>
    <meta:user-defined meta:name="Info 3"/>
    <meta:user-defined meta:name="Info 4"/>
  </office:meta>
</office:document-meta>
</file>